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<text:s text:c="1"/>REVELATION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NG OF THE REDEEMED OF GOD (14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ONG OF THE REDEEMED OF GOD (14:1-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John sees (14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John sees (14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amb standing on Mount Zion (14:1a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144,000 standing with him (14:1b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SONG OF THE REDEEMED OF GOD (14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John sees (14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John hears (14:2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John hears (14:2-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avenly harps (14:2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avenly hosannas (14:3-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SONG OF THE REDEEMED OF GOD (14:1-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John sees (14: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John hears (14:2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REVELATION 14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SONG OF THE REDEEMED OF GOD (14:1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MESSAGE OF THE ANGELS OF GOD (14:6-1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MESSAGE OF THE ANGELS OF GOD (14:6-12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first angel's message (14:6-7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second angel's message (14:8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third angel's message (14:9-12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third angel's message (14:9-12)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plea (14:9): "Don't receive the mark of the Antichrist."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penalty (14:10-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erseverance (14: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MESSAGE OF THE ANGELS OF GOD (14:6-12)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first angel's message (14:6-7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second angel's message (14:8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third angel's message (14:9-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REVELATION 14</text:span><text:span text:style-name="a581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SONG OF THE REDEEMED OF GOD (14:1-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MESSAGE OF THE ANGELS OF GOD (14:6-12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ASSURANCE OF THE SPIRIT OF GOD (14:13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REAPING OF THE HARVEST OF GOD (14:14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REAPING OF THE HARVEST OF GOD (14:14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Judge (14:14-15, 17-18a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judged (14:18b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judgment (14:19-2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judgment (14:19-20)<text:s text:c="1"/></text:span><text:span text:style-name="a620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Sinners will be crushed as overripe grapes in a winepress (14:19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ir blood will flow out in a stream 180 miles long and as high as a horse's bridle (14:20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REAPING OF THE HARVEST OF GOD (14:14-20)<text:s text:c="1"/></text:span><text:span text:style-name="a635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Judge (14:14-15, 17-18a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judged (14:18b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judgment (14:19-20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REVELATION 14</text:span><text:span text:style-name="a653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SONG OF THE REDEEMED OF GOD (14:1-5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MESSAGE OF THE ANGELS OF GOD (14:6-1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ASSURANCE OF THE SPIRIT OF GOD (14:13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REAPING OF THE HARVEST OF GOD (14:14-20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REVELATION 14</dc:title>
    <meta:initial-creator>David STRICKLAND</meta:initial-creator>
    <dc:creator>David STRICKLAND</dc:creator>
    <meta:creation-date>2020-02-23T23:22:00Z</meta:creation-date>
    <dc:date>2020-02-23T23:22:00Z</dc:date>
    <meta:template xlink:href="BibleStudy" xlink:type="simple"/>
    <meta:editing-cycles>1</meta:editing-cycles>
    <meta:editing-duration>PT0S</meta:editing-duration>
    <meta:document-statistic meta:paragraph-count="52" meta:word-count="430"/>
  </office:meta>
</office:document-meta>
</file>